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f10d0c" fo:font-style="italic" style:font-style-asian="italic" style:font-style-complex="italic"/>
    </style:style>
    <style:style style:name="ce3" style:family="table-cell" style:parent-style-name="Default">
      <style:table-cell-properties fo:background-color="#780373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1.5pt solid #000000"/>
      <style:text-properties fo:color="#f10d0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p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ix</text:p>
          </table:table-cell>
          <table:table-cell table:style-name="ce3" office:value-type="string" calcext:value-type="string">
            <text:p>Tot</text:p>
          </table:table-cell>
        </table:table-row>
        <table:table-row table:style-name="ro1">
          <table:table-cell office:value-type="string" calcext:value-type="string">
            <text:p>Swinging Bells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formula="of:=[.C2]*[.B2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Diamond Star Flak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3]*[.B3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pinners 22”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C4]*[.B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pinners 15”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[.C5]*[.B5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Ornament Star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C6]*[.B6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lake ‘E’ Ships Wheel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7]*[.B7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lake “H”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formula="of:=[.C8]*[.B8]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tar 21” Tripl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C9]*[.B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he Mean One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formula="of:=[.C10]*[.B10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reidel Matrix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11]*[.B11]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4" table:formula="of:=SUM([.D2:.D11])" office:value-type="float" office:value="2060" calcext:value-type="float">
            <text:p>20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3-03-26T10:04:43.791000000</meta:creation-date>
    <dc:date>2023-03-26T10:15:16.781000000</dc:date>
    <dc:creator>Doctor Wizard</dc:creator>
    <meta:editing-duration>PT10M33S</meta:editing-duration>
    <meta:editing-cycles>1</meta:editing-cycles>
    <meta:document-statistic meta:table-count="1" meta:cell-count="46" meta:object-count="0"/>
    <meta:generator>LibreOffice/7.4.1.2$Windows_X86_64 LibreOffice_project/3c58a8f3a960df8bc8fd77b461821e42c061c5f0</meta:generator>
  </office:meta>
</office:document-meta>
</file>